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fill="solid" draw:fill-color="#72bf44" draw:textarea-horizontal-align="justify" draw:textarea-vertical-align="middle" draw:auto-grow-height="false" fo:min-height="2.15cm" fo:min-width="10.9cm" loext:decorative="false"/>
    </style:style>
    <style:style style:name="gr3" style:family="graphic" style:parent-style-name="standard">
      <style:graphic-properties svg:stroke-width="0.2cm" svg:stroke-color="#ed1c24" draw:marker-start-width="0.8cm" draw:marker-end-width="0.8cm" draw:fill="solid" draw:fill-color="#89c765" draw:textarea-horizontal-align="justify" draw:textarea-vertical-align="middle" draw:auto-grow-height="false" fo:min-height="0.69cm" fo:min-width="0.012cm" fo:padding-top="0.225cm" fo:padding-bottom="0.225cm" fo:padding-left="0.35cm" fo:padding-right="0.35cm" loext:decorative="false"/>
    </style:style>
    <style:style style:name="gr4" style:family="graphic" style:parent-style-name="objectwithoutfill">
      <style:graphic-properties svg:stroke-width="0.2cm" svg:stroke-color="#ed1c24" draw:marker-start-width="0.8cm" draw:marker-end-width="0.8cm" draw:fill="solid" draw:fill-color="#89c765" draw:textarea-vertical-align="middle" fo:padding-top="0.225cm" fo:padding-bottom="0.225cm" fo:padding-left="0.35cm" fo:padding-right="0.35cm" loext:decorative="false"/>
    </style:style>
    <style:style style:name="gr5" style:family="graphic" style:parent-style-name="standard">
      <style:graphic-properties draw:stroke="none" svg:stroke-color="#000000" draw:fill="solid" draw:fill-color="#89c765" fo:min-height="6.45cm" loext:decorative="false"/>
      <style:paragraph-properties style:writing-mode="lr-tb"/>
    </style:style>
    <style:style style:name="gr6" style:family="graphic" style:parent-style-name="standard">
      <style:graphic-properties draw:fill="solid" draw:fill-color="#89c765" draw:textarea-horizontal-align="justify" draw:textarea-vertical-align="middle" draw:auto-grow-height="false" fo:min-height="0.4cm" fo:min-width="2.944cm" loext:decorative="false"/>
    </style:style>
    <style:style style:name="gr7" style:family="graphic" style:parent-style-name="standard">
      <style:graphic-properties draw:stroke="none" svg:stroke-color="#000000" draw:fill="none" draw:fill-color="#ffffff" fo:min-height="1.423cm" loext:decorative="false"/>
      <style:paragraph-properties style:writing-mode="lr-tb"/>
    </style:style>
    <style:style style:name="gr8" style:family="graphic" style:parent-style-name="standard">
      <style:graphic-properties draw:fill="solid" draw:fill-color="#89c765" draw:textarea-horizontal-align="justify" draw:textarea-vertical-align="middle" draw:auto-grow-height="false" fo:min-height="0.4cm" fo:min-width="2.944cm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color="#3465a4" draw:fill="solid" draw:fill-color="#89c765" draw:textarea-horizontal-align="justify" draw:textarea-vertical-align="middle" draw:auto-grow-height="false" fo:min-height="0.35cm" fo:min-width="1.689cm" loext:decorative="false"/>
    </style:style>
    <style:style style:name="gr10" style:family="graphic" style:parent-style-name="standard">
      <style:graphic-properties draw:stroke="none" svg:stroke-color="#3465a4" draw:fill="solid" draw:fill-color="#89c765" draw:textarea-horizontal-align="justify" draw:textarea-vertical-align="middle" draw:auto-grow-height="false" fo:min-height="8.35cm" fo:min-width="0.1cm" loext:decorative="false"/>
    </style:style>
    <style:style style:name="gr11" style:family="graphic" style:parent-style-name="standard">
      <style:graphic-properties draw:stroke="none" svg:stroke-color="#3465a4" draw:fill="solid" draw:fill-color="#89c765" draw:textarea-horizontal-align="justify" draw:textarea-vertical-align="middle" draw:auto-grow-height="false" fo:min-height="0.35cm" fo:min-width="1.6cm" loext:decorative="false"/>
    </style:style>
    <style:style style:name="gr12" style:family="graphic" style:parent-style-name="objectwithoutfill">
      <style:graphic-properties svg:stroke-width="0.1cm" svg:stroke-color="#000000" draw:marker-start-width="0.515cm" draw:marker-end-width="0.515cm" draw:fill="none" draw:textarea-vertical-align="middle" fo:padding-top="0.175cm" fo:padding-bottom="0.175cm" fo:padding-left="0.3cm" fo:padding-right="0.3cm" loext:decorative="false"/>
    </style:style>
    <style:style style:name="gr13" style:family="graphic" style:parent-style-name="standard">
      <style:graphic-properties draw:stroke="none" svg:stroke-color="#000000" draw:fill="solid" draw:fill-color="#89c765" fo:min-height="2.85cm" loext:decorative="false"/>
      <style:paragraph-properties style:writing-mode="lr-tb"/>
    </style:style>
    <style:style style:name="gr14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 loext:decorative="false"/>
    </style:style>
    <style:style style:name="gr15" style:family="graphic" style:parent-style-name="standard">
      <style:graphic-properties draw:stroke="none" svg:stroke-color="#000000" draw:fill="solid" draw:fill-color="#89c765" fo:min-height="1.55cm" loext:decorative="false"/>
      <style:paragraph-properties style:writing-mode="lr-tb"/>
    </style:style>
    <style:style style:name="gr16" style:family="graphic" style:parent-style-name="standard">
      <style:graphic-properties draw:stroke="none" svg:stroke-color="#3465a4" draw:fill="solid" draw:fill-color="#89c765" draw:textarea-horizontal-align="justify" draw:textarea-vertical-align="middle" draw:auto-grow-height="false" fo:min-height="0.25cm" fo:min-width="1.95cm" loext:decorative="false"/>
    </style:style>
    <style:style style:name="gr17" style:family="graphic" style:parent-style-name="standard">
      <style:graphic-properties draw:stroke="none" svg:stroke-color="#000000" draw:fill="none" draw:fill-color="#ffffff" fo:min-height="0.712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solid" draw:fill-color="#89c765" fo:min-height="1.423cm" loext:decorative="false"/>
      <style:paragraph-properties style:writing-mode="lr-tb"/>
    </style:style>
    <style:style style:name="gr19" style:family="graphic" style:parent-style-name="standard">
      <style:graphic-properties draw:stroke="none" svg:stroke-color="#3465a4" draw:fill="solid" draw:fill-color="#89c765" draw:textarea-horizontal-align="justify" draw:textarea-vertical-align="middle" draw:auto-grow-height="false" fo:min-height="0.3cm" fo:min-width="1.688cm" loext:decorative="false"/>
    </style:style>
    <style:style style:name="gr20" style:family="graphic" style:parent-style-name="standard">
      <style:graphic-properties draw:stroke="none" svg:stroke-color="#3465a4" draw:fill="solid" draw:fill-color="#89c765" draw:textarea-horizontal-align="justify" draw:textarea-vertical-align="middle" draw:auto-grow-height="false" fo:min-height="4.95cm" fo:min-width="0.1cm" loext:decorative="false"/>
    </style:style>
    <style:style style:name="gr21" style:family="graphic" style:parent-style-name="standard">
      <style:graphic-properties draw:stroke="none" svg:stroke-color="#3465a4" draw:fill="solid" draw:fill-color="#89c765" draw:textarea-horizontal-align="justify" draw:textarea-vertical-align="middle" draw:auto-grow-height="false" fo:min-height="0.25cm" fo:min-width="2cm" loext:decorative="false"/>
    </style:style>
    <style:style style:name="gr22" style:family="graphic" style:parent-style-name="standard">
      <style:graphic-properties draw:stroke="none" svg:stroke-color="#000000" draw:fill="none" draw:fill-color="#ffffff" fo:min-height="1.95cm" loext:decorative="false"/>
      <style:paragraph-properties style:writing-mode="lr-tb"/>
    </style:style>
    <style:style style:name="P1" style:family="paragraph">
      <loext:graphic-properties draw:fill="solid" draw:fill-color="#72bf44"/>
      <style:paragraph-properties fo:text-align="center"/>
    </style:style>
    <style:style style:name="P2" style:family="paragraph">
      <loext:graphic-properties draw:fill="solid" draw:fill-color="#89c765"/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solid" draw:fill-color="#89c765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89c765"/>
      <style:paragraph-properties fo:text-align="center"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paragraph-properties fo:text-align="center"/>
      <style:text-properties fo:font-size="16pt" style:font-size-asian="18pt" style:font-size-complex="18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g draw:style-name="gr1">
            <draw:custom-shape draw:style-name="gr2" draw:text-style-name="P1" draw:layer="layout" svg:width="11.4cm" svg:height="2.4cm" svg:x="4.6cm" svg:y="2.61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1cm" svg:height="1.6cm" svg:x="4.9cm" svg:y="3.014cm">
              <text:p/>
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3268.52248394004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range-x-minimum="0" draw:handle-range-x-maximum="21600" draw:handle-position="$0 top" draw:handle-position-x="$0" draw:handle-position-y="top"/>
              </draw:enhanced-geometry>
            </draw:custom-shape>
            <draw:custom-shape draw:style-name="gr3" draw:text-style-name="P2" draw:layer="layout" svg:width="1cm" svg:height="1.6cm" svg:x="6.3cm" svg:y="3.014cm">
              <text:p/>
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3268.52248394004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range-x-minimum="0" draw:handle-range-x-maximum="21600" draw:handle-position="$0 top" draw:handle-position-x="$0" draw:handle-position-y="top"/>
              </draw:enhanced-geometry>
            </draw:custom-shape>
            <draw:custom-shape draw:style-name="gr3" draw:text-style-name="P2" draw:layer="layout" svg:width="1cm" svg:height="1.6cm" svg:x="7.7cm" svg:y="3.014cm">
              <text:p/>
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3268.52248394004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range-x-minimum="0" draw:handle-range-x-maximum="21600" draw:handle-position="$0 top" draw:handle-position-x="$0" draw:handle-position-y="top"/>
              </draw:enhanced-geometry>
            </draw:custom-shape>
            <draw:custom-shape draw:style-name="gr3" draw:text-style-name="P2" draw:layer="layout" svg:width="1cm" svg:height="1.6cm" svg:x="9.2cm" svg:y="3.014cm">
              <text:p/>
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3268.52248394004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range-x-minimum="0" draw:handle-range-x-maximum="21600" draw:handle-position="$0 top" draw:handle-position-x="$0" draw:handle-position-y="top"/>
              </draw:enhanced-geometry>
            </draw:custom-shape>
            <draw:custom-shape draw:style-name="gr3" draw:text-style-name="P2" draw:layer="layout" svg:width="1cm" svg:height="1.6cm" svg:x="10.6cm" svg:y="3.014cm">
              <text:p/>
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3268.52248394004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range-x-minimum="0" draw:handle-range-x-maximum="21600" draw:handle-position="$0 top" draw:handle-position-x="$0" draw:handle-position-y="top"/>
              </draw:enhanced-geometry>
            </draw:custom-shape>
            <draw:custom-shape draw:style-name="gr3" draw:text-style-name="P2" draw:layer="layout" svg:width="1cm" svg:height="1.6cm" svg:x="13.4cm" svg:y="3.014cm">
              <text:p/>
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3268.52248394004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range-x-minimum="0" draw:handle-range-x-maximum="21600" draw:handle-position="$0 top" draw:handle-position-x="$0" draw:handle-position-y="top"/>
              </draw:enhanced-geometry>
            </draw:custom-shape>
            <draw:custom-shape draw:style-name="gr3" draw:text-style-name="P2" draw:layer="layout" svg:width="1cm" svg:height="1.6cm" svg:x="12cm" svg:y="3.014cm">
              <text:p/>
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3268.52248394004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range-x-minimum="0" draw:handle-range-x-maximum="21600" draw:handle-position="$0 top" draw:handle-position-x="$0" draw:handle-position-y="top"/>
              </draw:enhanced-geometry>
            </draw:custom-shape>
            <draw:custom-shape draw:style-name="gr3" draw:text-style-name="P2" draw:layer="layout" svg:width="1cm" svg:height="1.6cm" svg:x="14.8cm" svg:y="3.014cm">
              <text:p/>
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3268.52248394004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range-x-minimum="0" draw:handle-range-x-maximum="21600" draw:handle-position="$0 top" draw:handle-position-x="$0" draw:handle-position-y="top"/>
              </draw:enhanced-geometry>
            </draw:custom-shape>
            <draw:line draw:style-name="gr4" draw:text-style-name="P2" draw:layer="layout" svg:x1="5cm" svg:y1="3.814cm" svg:x2="5.8cm" svg:y2="3.814cm">
              <text:p/>
            </draw:line>
            <draw:line draw:style-name="gr4" draw:text-style-name="P2" draw:layer="layout" svg:x1="6.3cm" svg:y1="3.814cm" svg:x2="7.3cm" svg:y2="3.814cm">
              <text:p/>
            </draw:line>
            <draw:line draw:style-name="gr4" draw:text-style-name="P2" draw:layer="layout" svg:x1="7.8cm" svg:y1="3.814cm" svg:x2="8.6cm" svg:y2="3.814cm">
              <text:p/>
            </draw:line>
            <draw:line draw:style-name="gr4" draw:text-style-name="P2" draw:layer="layout" svg:x1="9.3cm" svg:y1="3.814cm" svg:x2="10.1cm" svg:y2="3.814cm">
              <text:p/>
            </draw:line>
            <draw:line draw:style-name="gr4" draw:text-style-name="P2" draw:layer="layout" svg:x1="10.7cm" svg:y1="3.814cm" svg:x2="11.5cm" svg:y2="3.814cm">
              <text:p/>
            </draw:line>
            <draw:line draw:style-name="gr4" draw:text-style-name="P2" draw:layer="layout" svg:x1="12.1cm" svg:y1="3.814cm" svg:x2="12.9cm" svg:y2="3.814cm">
              <text:p/>
            </draw:line>
            <draw:line draw:style-name="gr4" draw:text-style-name="P2" draw:layer="layout" svg:x1="13.5cm" svg:y1="3.814cm" svg:x2="14.3cm" svg:y2="3.814cm">
              <text:p/>
            </draw:line>
            <draw:line draw:style-name="gr4" draw:text-style-name="P2" draw:layer="layout" svg:x1="14.9cm" svg:y1="3.814cm" svg:x2="15.8cm" svg:y2="3.814cm">
              <text:p/>
            </draw:line>
          </draw:g>
          <draw:frame draw:style-name="gr5" draw:text-style-name="P4" draw:layer="layout" svg:width="3.6cm" svg:height="6.7cm" svg:x="4.9cm" svg:y="8.914cm">
            <draw:text-box>
              <text:p/>
              <text:p/>
              <text:p text:style-name="P3"><text:span text:style-name="T1"/></text:p>
              <text:p text:style-name="P3"><text:span text:style-name="T1">ATMEGA 328</text:span></text:p>
              <text:p text:style-name="P3"><text:span text:style-name="T1">User device</text:span></text:p>
              <text:p text:style-name="P3"><text:span text:style-name="T1"/></text:p>
              <text:p text:style-name="P3"><text:span text:style-name="T1"/></text:p>
              <text:p text:style-name="P3"><text:span text:style-name="T1"/></text:p>
              <text:p text:style-name="P3"><text:span text:style-name="T1"/></text:p>
              <text:p text:style-name="P3"><text:span text:style-name="T1"/></text:p>
              <text:p text:style-name="P3"><text:span text:style-name="T1">UART PORT</text:span></text:p>
            </draw:text-box>
          </draw:frame>
          <draw:frame draw:style-name="gr5" draw:text-style-name="P4" draw:layer="layout" svg:width="3.6cm" svg:height="6.7cm" svg:x="12.8cm" svg:y="8.914cm">
            <draw:text-box>
              <text:p/>
              <text:p/>
              <text:p text:style-name="P3"><text:span text:style-name="T1"/></text:p>
              <text:p text:style-name="P3"><text:span text:style-name="T1">ATMEGA 328</text:span></text:p>
              <text:p text:style-name="P3"><text:span text:style-name="T1">Mini-OS device</text:span></text:p>
              <text:p text:style-name="P3"><text:span text:style-name="T1"/></text:p>
              <text:p text:style-name="P3"><text:span text:style-name="T1"/></text:p>
              <text:p text:style-name="P3"><text:span text:style-name="T1"/></text:p>
              <text:p text:style-name="P3"><text:span text:style-name="T1"/></text:p>
              <text:p text:style-name="P3"><text:span text:style-name="T1">UART PORT</text:span></text:p>
            </draw:text-box>
          </draw:frame>
          <draw:custom-shape draw:style-name="gr6" draw:text-style-name="P2" draw:layer="layout" svg:width="4.3cm" svg:height="1.3cm" svg:x="8.5cm" svg:y="10.114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range-x-minimum="0" draw:handle-range-x-maximum="10800" draw:handle-range-y-minimum="0" draw:handle-range-y-maximum="10800" draw:handle-position="$0 $1" draw:handle-position-x="$0" draw:handle-position-y="$1"/>
            </draw:enhanced-geometry>
          </draw:custom-shape>
          <draw:frame draw:style-name="gr7" draw:text-style-name="P5" draw:layer="layout" svg:width="4.4cm" svg:height="1.673cm" svg:x="8.4cm" svg:y="8.814cm">
            <draw:text-box>
              <text:p text:style-name="P3">Programming</text:p>
              <text:p text:style-name="P3">Bus</text:p>
            </draw:text-box>
          </draw:frame>
          <draw:custom-shape draw:style-name="gr8" draw:text-style-name="P7" draw:layer="layout" svg:width="4.3cm" svg:height="1.3cm" svg:x="8.5cm" svg:y="12.414cm">
            <text:p text:style-name="P6">I2C Bus</text:p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range-x-minimum="0" draw:handle-range-x-maximum="10800" draw:handle-range-y-minimum="0" draw:handle-range-y-maximum="10800" draw:handle-position="$0 $1" draw:handle-position-x="$0" draw:handle-position-y="$1"/>
            </draw:enhanced-geometry>
          </draw:custom-shape>
          <draw:custom-shape draw:style-name="gr9" draw:text-style-name="P2" draw:layer="layout" svg:width="2.5cm" svg:height="1.2cm" svg:x="16cm" svg:y="3.114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range-x-minimum="0" draw:handle-range-x-maximum="21600" draw:handle-range-y-minimum="0" draw:handle-range-y-maximum="10800" draw:handle-position="$0 $1" draw:handle-position-x="$0" draw:handle-position-y="$1"/>
            </draw:enhanced-geometry>
          </draw:custom-shape>
          <draw:custom-shape draw:style-name="gr10" draw:text-style-name="P2" draw:layer="layout" svg:width="0.6cm" svg:height="8.6cm" svg:x="17.9cm" svg:y="3.414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2" draw:layer="layout" svg:width="2.1cm" svg:height="0.6cm" svg:x="16.4cm" svg:y="11.414cm">
            <text:p/>
            <draw:enhanced-geometry svg:viewBox="0 0 21600 21600" draw:type="rectangle" draw:enhanced-path="M 0 0 L 21600 0 21600 21600 0 21600 0 0 Z N"/>
          </draw:custom-shape>
          <draw:polyline draw:style-name="gr12" draw:text-style-name="P8" draw:layer="layout" svg:width="6.199cm" svg:height="1.499cm" svg:x="7.6cm" svg:y="15.614cm" svg:viewBox="0 0 6200 1500" draw:points="0,0 0,1500 6200,1500 6200,0">
            <text:p/>
          </draw:polyline>
          <draw:polyline draw:style-name="gr12" draw:text-style-name="P8" draw:layer="layout" svg:width="9.699cm" svg:height="2.599cm" svg:x="5.8cm" svg:y="15.514cm" svg:viewBox="0 0 9700 2600" draw:points="0,0 0,2500 9700,2600 9700,100">
            <text:p/>
          </draw:polyline>
          <draw:frame draw:style-name="gr13" draw:text-style-name="P4" draw:layer="layout" svg:width="4.6cm" svg:height="3.1cm" svg:x="8.4cm" svg:y="16.214cm">
            <draw:text-box>
              <text:p>Program/run control and</text:p>
              <text:p>reset switches</text:p>
              <text:p/>
            </draw:text-box>
          </draw:frame>
          <draw:polyline draw:style-name="gr14" draw:text-style-name="P8" draw:layer="layout" svg:width="2.842cm" svg:height="1.392cm" draw:transform="rotate (0.685739863108572) translate (9.7178180924734cm 15.1358004432308cm)" svg:viewBox="0 0 2843 1393" draw:points="0,1393 1140,0 2843,1393">
            <text:p/>
          </draw:polyline>
          <draw:frame draw:style-name="gr15" draw:text-style-name="P2" draw:layer="layout" svg:width="4cm" svg:height="1.8cm" svg:x="8.7cm" svg:y="20.614cm">
            <draw:text-box>
              <text:p text:style-name="P3">CP2102</text:p>
              <text:p text:style-name="P3">USB Bridge</text:p>
            </draw:text-box>
          </draw:frame>
          <draw:line draw:style-name="gr14" draw:text-style-name="P8" draw:layer="layout" svg:x1="9.9cm" svg:y1="19.314cm" svg:x2="9.9cm" svg:y2="20.614cm">
            <text:p/>
          </draw:line>
          <draw:line draw:style-name="gr14" draw:text-style-name="P8" draw:layer="layout" svg:x1="11.6cm" svg:y1="19.314cm" svg:x2="11.6cm" svg:y2="20.614cm">
            <text:p/>
          </draw:line>
          <draw:custom-shape draw:style-name="gr16" draw:text-style-name="P2" draw:layer="layout" svg:width="2.8cm" svg:height="1cm" svg:x="12.7cm" svg:y="21.01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range-x-minimum="0" draw:handle-range-x-maximum="21600" draw:handle-range-y-minimum="0" draw:handle-range-y-maximum="10800" draw:handle-position="$0 $1" draw:handle-position-x="$0" draw:handle-position-y="$1"/>
            </draw:enhanced-geometry>
          </draw:custom-shape>
          <draw:frame draw:style-name="gr17" draw:text-style-name="P9" draw:layer="layout" svg:width="2.1cm" svg:height="0.962cm" svg:x="15.7cm" svg:y="21.1cm">
            <draw:text-box>
              <text:p>PC</text:p>
            </draw:text-box>
          </draw:frame>
          <draw:frame draw:style-name="gr18" draw:text-style-name="P4" draw:layer="layout" svg:width="5.8cm" svg:height="1.673cm" svg:x="4.9cm" svg:y="6.214cm">
            <draw:text-box>
              <text:p>Three switched Inputs</text:p>
            </draw:text-box>
          </draw:frame>
          <draw:custom-shape draw:style-name="gr19" draw:text-style-name="P2" draw:layer="layout" svg:width="2.5cm" svg:height="1.1cm" svg:x="2.4cm" svg:y="11.41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range-x-minimum="0" draw:handle-range-x-maximum="21600" draw:handle-range-y-minimum="0" draw:handle-range-y-maximum="10800" draw:handle-position="$0 $1" draw:handle-position-x="$0" draw:handle-position-y="$1"/>
            </draw:enhanced-geometry>
          </draw:custom-shape>
          <draw:custom-shape draw:style-name="gr20" draw:text-style-name="P2" draw:layer="layout" svg:width="0.6cm" svg:height="5.2cm" svg:x="2.4cm" svg:y="7.014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2" draw:layer="layout" svg:width="2.5cm" svg:height="0.5cm" svg:x="2.4cm" svg:y="6.814cm">
            <text:p/>
            <draw:enhanced-geometry svg:viewBox="0 0 21600 21600" draw:type="rectangle" draw:enhanced-path="M 0 0 L 21600 0 21600 21600 0 21600 0 0 Z N"/>
          </draw:custom-shape>
        </draw:g>
        <draw:frame draw:style-name="gr22" draw:text-style-name="P10" draw:layer="layout" svg:width="3.6cm" svg:height="2.2cm" svg:x="1.3cm" svg:y="3.673cm">
          <draw:text-box>
            <text:p text:style-name="P3"><text:span text:style-name="T2">2x4 digit </text:span></text:p>
            <text:p text:style-name="P3"><text:span text:style-name="T2">7 segment display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18-08-17T14:29:30.453000000</meta:creation-date>
    <dc:date>2026-01-08T14:46:18.259773000</dc:date>
    <meta:editing-duration>PT42M12S</meta:editing-duration>
    <meta:editing-cycles>13</meta:editing-cycles>
    <meta:generator>LibreOffice/25.8.3.2$Windows_X86_64 LibreOffice_project/8ca8d55c161d602844f5428fa4b58097424e324e</meta:generator>
    <meta:document-statistic meta:object-count="41"/>
  </office:meta>
</office:document-meta>
</file>